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Receiver:</text:span></text:p>
      <text:p text:style-name="P1"><text:span text:style-name="T1">Wenn ein Alarm erstellt wird, kümmern sich die System Alarm Services darum,<text:s text:c="2"/>dass ein Broadcast geschickt wird und zu einer bestimmten<text:s/></text:span><text:span text:style-name="T2">Periode<text:s/></text:span><text:span text:style-name="T3">ausgeführt wird. Wenn der Alarm den Broadcast bekommt, wird die Methode onReceive() aufgerufen.</text:span></text:p>
      <text:p text:style-name="P1"><text:span text:style-name="T3">Beim AlarmReceiver wird der GPS_Service gestartet.</text:span></text:p>
      <text:p text:style-name="P1"><text:span text:style-name="T3">Beim DeviceBootReceiver werden alle Alarme noch einmal erstellt, weil alle AlarmReceiver nach einem Reboot verloren gehe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